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LIMACHI, EDISON LUCA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56431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073668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JIA SANA, DANNY DANI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63561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AMANI LIMACHI, EDISON LUCA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56431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27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50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0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7:50:3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